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39cm" fo:min-width="3.7cm"/>
    </style:style>
    <style:style style:name="gr2" style:family="graphic" style:parent-style-name="standard">
      <style:graphic-properties draw:fill-color="#ccff66" draw:textarea-horizontal-align="justify" draw:textarea-vertical-align="middle" draw:auto-grow-height="false" fo:min-height="2.392cm" fo:min-width="3.7cm"/>
    </style:style>
    <style:style style:name="gr3" style:family="graphic" style:parent-style-name="standard">
      <style:graphic-properties draw:fill-color="#a6bacf" draw:textarea-horizontal-align="justify" draw:textarea-vertical-align="middle" draw:auto-grow-height="false" fo:min-height="4.572cm" fo:min-width="15.099cm"/>
    </style:style>
    <style:style style:name="gr4" style:family="graphic" style:parent-style-name="standard">
      <style:graphic-properties draw:textarea-horizontal-align="justify" draw:textarea-vertical-align="middle" draw:auto-grow-height="false" fo:min-height="1.314cm" fo:min-width="4.699cm"/>
    </style:style>
    <style:style style:name="gr5" style:family="graphic" style:parent-style-name="standard">
      <style:graphic-properties draw:textarea-horizontal-align="justify" draw:textarea-vertical-align="middle" draw:auto-grow-height="false" fo:min-height="1.314cm" fo:min-width="4.699cm" draw:shadow="hidden"/>
    </style:style>
    <style:style style:name="gr6" style:family="graphic" style:parent-style-name="standard">
      <style:graphic-properties draw:textarea-horizontal-align="justify" draw:textarea-vertical-align="middle" draw:auto-grow-height="false" fo:min-height="2.076cm" fo:min-width="4.499cm" draw:shadow="hidden"/>
    </style:style>
    <style:style style:name="gr7" style:family="graphic" style:parent-style-name="standard">
      <style:graphic-properties draw:stroke="none" svg:stroke-color="#000000" draw:fill="none" draw:fill-color="#ffffff" fo:min-height="0.826cm"/>
    </style:style>
    <style:style style:name="gr8" style:family="graphic" style:parent-style-name="standard">
      <style:graphic-properties draw:textarea-horizontal-align="justify" draw:textarea-vertical-align="middle" draw:auto-grow-height="false" fo:min-height="1.315cm" fo:min-width="4.699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99999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opacity="0%" draw:textarea-vertical-align="middle"/>
    </style:style>
    <style:style style:name="gr12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2.3000001907349pt"/>
    </style:style>
    <style:style style:name="P2" style:family="paragraph">
      <loext:graphic-properties draw:fill-color="#ccff66"/>
      <style:paragraph-properties fo:text-align="center"/>
      <style:text-properties fo:font-size="12.3000001907349pt"/>
    </style:style>
    <style:style style:name="P3" style:family="paragraph">
      <loext:graphic-properties draw:fill-color="#a6bacf"/>
      <style:paragraph-properties fo:text-align="center"/>
    </style:style>
    <style:style style:name="P4" style:family="paragraph">
      <style:text-properties fo:font-size="12.3000001907349pt"/>
    </style:style>
    <style:style style:name="P5" style:family="paragraph">
      <loext:graphic-properties draw:fill="none" draw:fill-color="#ffffff"/>
      <style:paragraph-properties fo:margin-left="4cm" fo:margin-right="-2.6cm" fo:text-indent="-2.5cm"/>
      <style:text-properties fo:font-size="12.3000001907349pt"/>
    </style:style>
    <style:style style:name="P6" style:family="paragraph">
      <loext:graphic-properties draw:fill="none"/>
      <style:paragraph-properties fo:margin-left="0.6cm" fo:margin-right="-0.5cm" fo:text-align="center" fo:text-indent="-0.6cm"/>
    </style:style>
    <style:style style:name="P7" style:family="paragraph">
      <style:paragraph-properties fo:margin-left="0.6cm" fo:margin-right="-0.5cm" fo:text-align="center" fo:text-indent="-0.6cm"/>
    </style:style>
    <style:style style:name="P8" style:family="paragraph">
      <loext:graphic-properties draw:fill-color="#ffffff"/>
    </style:style>
    <style:style style:name="T1" style:family="text">
      <style:text-properties fo:font-size="14.3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6" draw:id="id6" draw:layer="layout" svg:width="4.2cm" svg:height="2.64cm" svg:x="6.8cm" svg:y="6.416cm">
          <text:p text:style-name="P1"><text:span text:style-name="T1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4.2cm" svg:height="2.642cm" svg:x="11.4cm" svg:y="6.414cm">
          <text:p text:style-name="P1"><text:span text:style-name="T1">Other</text:span></text:p>
          <text:p text:style-name="P1"><text:span text:style-name="T1">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5.599cm" svg:height="4.822cm" svg:x="0.001cm" svg:y="0.0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2" draw:id="id2" draw:layer="layout" svg:width="5.199cm" svg:height="1.564cm" svg:x="0.99cm" svg:y="1.674cm">
          <text:p text:style-name="P1"><text:span text:style-name="T1">Get data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5.199cm" svg:height="1.564cm" svg:x="8.701cm" svg:y="0.968cm">
          <text:p text:style-name="P1"><text:span text:style-name="T1">Get data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1" draw:id="id1" draw:layer="layout" svg:width="4.998cm" svg:height="3.82cm" svg:x="1.093cm" svg:y="5.655cm">
          <text:p text:style-name="P1"><text:span text:style-name="T1">Database</text:span></text:p>
          <draw:enhanced-geometry svg:viewBox="0 0 88 21600" draw:mirror-horizontal="false" draw:mirror-vertical="false" draw:glue-points="44 ?f6 44 0 0 10800 44 21600 88 10800" draw:text-areas="0 ?f6 88 ?f3" draw:type="can" draw:modifiers="5630.7923019245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5" draw:layer="layout" svg:width="6.701cm" svg:height="1.076cm" svg:x="0.036cm" svg:y="0.244cm">
          <draw:text-box>
            <text:p text:style-name="P4"><text:span text:style-name="T1">DB reader</text:span></text:p>
          </draw:text-box>
        </draw:frame>
        <draw:custom-shape draw:style-name="gr8" draw:text-style-name="P1" xml:id="id4" draw:id="id4" draw:layer="layout" svg:width="5.199cm" svg:height="1.565cm" svg:x="8.69cm" svg:y="2.871cm">
          <text:p text:style-name="P1"><text:span text:style-name="T1">Get data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6" draw:layer="layout" svg:x1="3.592cm" svg:y1="5.655cm" svg:x2="3.589cm" svg:y2="3.238cm" draw:start-shape="id1" draw:start-glue-point="5" draw:end-shape="id2" svg:d="M3592 5655v-1208h-3v-1209" svg:viewBox="0 0 4 2418">
          <text:p/>
        </draw:connector>
        <draw:connector draw:style-name="gr9" draw:text-style-name="P6" draw:layer="layout" draw:type="line" svg:x1="3.592cm" svg:y1="5.655cm" svg:x2="8.701cm" svg:y2="1.75cm" draw:start-shape="id1" draw:start-glue-point="5" draw:end-shape="id3" svg:d="M3592 5655l5109-3905" svg:viewBox="0 0 5110 3906">
          <text:p/>
        </draw:connector>
        <draw:connector draw:style-name="gr9" draw:text-style-name="P6" draw:layer="layout" draw:type="line" svg:x1="3.592cm" svg:y1="5.655cm" svg:x2="8.69cm" svg:y2="3.653cm" draw:start-shape="id1" draw:start-glue-point="5" draw:end-shape="id4" svg:d="M3592 5655l5098-2002" svg:viewBox="0 0 5099 2003">
          <text:p/>
        </draw:connector>
        <draw:connector draw:style-name="gr10" draw:text-style-name="P6" draw:layer="layout" draw:line-skew="0cm -0.15cm" svg:x1="13.889cm" svg:y1="3.653cm" svg:x2="13.5cm" svg:y2="6.414cm" draw:start-shape="id4" draw:start-glue-point="1" draw:end-shape="id5" draw:end-glue-point="0" svg:d="M13889 3653h500v1622h-889v1139" svg:viewBox="0 0 890 2762">
          <text:p/>
        </draw:connector>
        <draw:connector draw:style-name="gr9" draw:text-style-name="P6" draw:layer="layout" draw:line-skew="0cm -0.151cm" svg:x1="13.889cm" svg:y1="3.653cm" svg:x2="8.9cm" svg:y2="6.416cm" draw:start-shape="id4" draw:start-glue-point="1" draw:end-shape="id6" draw:end-glue-point="0" svg:d="M13889 3653h500v1622h-5489v1141" svg:viewBox="0 0 5490 2764">
          <text:p/>
        </draw:connector>
        <draw:connector draw:style-name="gr9" draw:text-style-name="P6" draw:layer="layout" draw:line-skew="0cm 0.801cm" svg:x1="13.9cm" svg:y1="1.75cm" svg:x2="8.9cm" svg:y2="6.416cm" draw:start-shape="id3" draw:start-glue-point="1" draw:end-shape="id6" draw:end-glue-point="0" svg:d="M13900 1750h500v3525h-5500v1141" svg:viewBox="0 0 5501 4667">
          <text:p/>
        </draw:connector>
        <draw:connector draw:style-name="gr11" draw:text-style-name="P7" xml:id="id7" draw:id="id7" draw:layer="layout" svg:x1="3.589cm" svg:y1="1.674cm" svg:x2="11.3cm" svg:y2="0.968cm" draw:start-shape="id2" draw:start-glue-point="0" draw:end-shape="id3" draw:end-glue-point="0" svg:d="M3589 1674v-1207h7711v501" svg:viewBox="0 0 7712 1208">
          <text:p/>
        </draw:connector>
        <draw:connector draw:style-name="gr12" draw:text-style-name="P7" draw:layer="layout" draw:line-skew="0.5cm" svg:x1="7.444cm" svg:y1="0.467cm" svg:x2="13.9cm" svg:y2="1.75cm" draw:start-shape="id7" draw:start-glue-point="0" draw:end-shape="id3" svg:d="M7444 467h6956v1283h-500" svg:viewBox="0 0 6957 1284">
          <text:p/>
        </draw:connector>
        <draw:connector draw:style-name="gr12" draw:text-style-name="P7" draw:layer="layout" draw:line-skew="0.5cm" svg:x1="3.589cm" svg:y1="1.674cm" svg:x2="7.444cm" svg:y2="0.467cm" draw:start-shape="id2" draw:start-glue-point="0" draw:end-shape="id7" draw:end-glue-point="0" svg:d="M3589 1674v-1207h3855" svg:viewBox="0 0 3856 1208">
          <text:p/>
        </draw:connector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72cm" fo:margin-bottom="0cm" fo:text-indent="0cm"/>
      <style:text-properties fo:font-size="26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78cm" fo:margin-bottom="0cm" fo:text-indent="0cm"/>
      <style:text-properties fo:font-size="22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85cm" fo:margin-bottom="0cm" fo:text-indent="0cm"/>
      <style:text-properties fo:font-size="18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2cm" fo:margin-bottom="0cm" fo:text-indent="0cm"/>
      <style:text-properties fo:font-size="18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2cm" fo:margin-bottom="0cm" fo:text-indent="0cm"/>
      <style:text-properties fo:font-size="18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2cm" fo:margin-bottom="0cm" fo:text-indent="0cm"/>
      <style:text-properties fo:font-size="18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2cm" fo:margin-bottom="0cm" fo:text-indent="0cm"/>
      <style:text-properties fo:font-size="18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2cm" fo:margin-bottom="0cm" fo:text-indent="0cm"/>
      <style:text-properties fo:font-size="18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075cm" fo:margin-bottom="0cm" fo:margin-left="0cm" fo:margin-right="0cm" fo:page-width="15.6cm" fo:page-height="9.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537cm" svg:x="1cm" svg:y="3.504cm"/>
      <draw:page-thumbnail draw:layer="backgroundobjects" svg:width="8.999cm" svg:height="5.537cm" svg:x="1cm" svg:y="12.08cm"/>
      <draw:page-thumbnail draw:layer="backgroundobjects" svg:width="8.999cm" svg:height="5.537cm" svg:x="1cm" svg:y="20.656cm"/>
      <draw:page-thumbnail draw:layer="backgroundobjects" svg:width="8.999cm" svg:height="5.537cm" svg:x="11cm" svg:y="3.504cm"/>
      <draw:page-thumbnail draw:layer="backgroundobjects" svg:width="8.999cm" svg:height="5.537cm" svg:x="11cm" svg:y="12.08cm"/>
      <draw:page-thumbnail draw:layer="backgroundobjects" svg:width="8.999cm" svg:height="5.537cm" svg:x="11cm" svg:y="20.656cm"/>
    </style:handout-master>
    <style:master-page style:name="Standard" style:page-layout-name="PM1" draw:style-name="Mdp1">
      <draw:frame presentation:style-name="Standard-title" draw:layer="backgroundobjects" svg:width="12.48cm" svg:height="1.267cm" svg:x="0.724cm" svg:y="0.366cm" presentation:class="title" presentation:placeholder="true">
        <draw:text-box/>
      </draw:frame>
      <draw:frame presentation:style-name="Standard-outline1" draw:layer="backgroundobjects" svg:width="12.48cm" svg:height="4.399cm" svg:x="0.724cm" svg:y="1.835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6T16:22:35.925000000</meta:creation-date>
    <dc:date>2017-09-27T12:46:17.777000000</dc:date>
    <meta:editing-duration>PT1H57M28S</meta:editing-duration>
    <meta:editing-cycles>10</meta:editing-cycles>
    <meta:generator>LibreOffice/5.2.3.3$Windows_x86 LibreOffice_project/d54a8868f08a7b39642414cf2c8ef2f228f780cf</meta:generator>
    <meta:document-statistic meta:object-count="37"/>
  </office:meta>
</office:document-meta>
</file>